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d r</text:p>
          </table:table-cell>
          <table:table-cell office:value-type="string" calcext:value-type="string">
            <text:p>added 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float" office:value="22.5" calcext:value-type="float">
            <text:p>22.5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0" calcext:value-type="float">
            <text:p>0.000</text:p>
          </table:table-cell>
          <table:table-cell table:formula="of:=([.B3]+[.B4])/2" office:value-type="float" office:value="1.25" calcext:value-type="float">
            <text:p>1.250</text:p>
          </table:table-cell>
          <table:table-cell office:value-type="float" office:value="0" calcext:value-type="float">
            <text:p>0.000</text:p>
          </table:table-cell>
          <table:table-cell table:formula="of:=[.C3]*COS(([.D3]+[.A$2])*3.1415926/180)" office:value-type="float" office:value="1.15484941884347" calcext:value-type="float">
            <text:p>1.155</text:p>
          </table:table-cell>
          <table:table-cell table:formula="of:=[.C3]*SIN(([.D3]+[.A$2])*3.1415926/180)" office:value-type="float" office:value="0.478354282720345" calcext:value-type="float">
            <text:p>0.478</text:p>
          </table:table-cell>
          <table:table-cell table:number-columns-repeated="1018"/>
        </table:table-row>
        <table:table-row table:style-name="ro1">
          <table:table-cell/>
          <table:table-cell table:formula="of:=[.B7]/4" office:value-type="float" office:value="2.5" calcext:value-type="float">
            <text:p>2.500</text:p>
          </table:table-cell>
          <table:table-cell table:formula="of:=([.B4]+[.B5])/2" office:value-type="float" office:value="3.75" calcext:value-type="float">
            <text:p>3.750</text:p>
          </table:table-cell>
          <table:table-cell office:value-type="float" office:value="90" calcext:value-type="float">
            <text:p>90.000</text:p>
          </table:table-cell>
          <table:table-cell table:formula="of:=[.C4]*COS(([.D4]+[.A$2])*3.1415926/180)" office:value-type="float" office:value="-1.43506275532882" calcext:value-type="float">
            <text:p>-1.435</text:p>
          </table:table-cell>
          <table:table-cell table:formula="of:=[.C4]*SIN(([.D4]+[.A$2])*3.1415926/180)" office:value-type="float" office:value="3.46454829498278" calcext:value-type="float">
            <text:p>3.465</text:p>
          </table:table-cell>
          <table:table-cell table:number-columns-repeated="1018"/>
        </table:table-row>
        <table:table-row table:style-name="ro1">
          <table:table-cell/>
          <table:table-cell table:formula="of:=[.B7]/2" office:value-type="float" office:value="5" calcext:value-type="float">
            <text:p>5.000</text:p>
          </table:table-cell>
          <table:table-cell table:formula="of:=([.B5]+[.B6])/2" office:value-type="float" office:value="6.25" calcext:value-type="float">
            <text:p>6.250</text:p>
          </table:table-cell>
          <table:table-cell office:value-type="float" office:value="180" calcext:value-type="float">
            <text:p>180.000</text:p>
          </table:table-cell>
          <table:table-cell table:formula="of:=[.C5]*COS(([.D5]+[.A$2])*3.1415926/180)" office:value-type="float" office:value="-5.77424722239189" calcext:value-type="float">
            <text:p>-5.774</text:p>
          </table:table-cell>
          <table:table-cell table:formula="of:=[.C5]*SIN(([.D5]+[.A$2])*3.1415926/180)" office:value-type="float" office:value="-2.39177110416101" calcext:value-type="float">
            <text:p>-2.392</text:p>
          </table:table-cell>
          <table:table-cell table:number-columns-repeated="1018"/>
        </table:table-row>
        <table:table-row table:style-name="ro1">
          <table:table-cell/>
          <table:table-cell table:formula="of:=[.B7]*3/4" office:value-type="float" office:value="7.5" calcext:value-type="float">
            <text:p>7.500</text:p>
          </table:table-cell>
          <table:table-cell table:formula="of:=([.B6]+[.B7])/2" office:value-type="float" office:value="8.75" calcext:value-type="float">
            <text:p>8.750</text:p>
          </table:table-cell>
          <table:table-cell office:value-type="float" office:value="270" calcext:value-type="float">
            <text:p>270.000</text:p>
          </table:table-cell>
          <table:table-cell table:formula="of:=[.C6]*COS(([.D6]+[.A$2])*3.1415926/180)" office:value-type="float" office:value="3.34847932921691" calcext:value-type="float">
            <text:p>3.348</text:p>
          </table:table-cell>
          <table:table-cell table:formula="of:=[.C6]*SIN(([.D6]+[.A$2])*3.1415926/180)" office:value-type="float" office:value="-8.0839462010708" calcext:value-type="float">
            <text:p>-8.0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 r:</text:p>
          </table:table-cell>
          <table:table-cell office:value-type="float" office:value="10" calcext:value-type="float">
            <text:p>10.000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7:34:57.501618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1:30:01.078722926</meta:creation-date>
    <dc:date>2020-01-06T17:37:50.425144640</dc:date>
    <meta:editing-duration>PT14M43S</meta:editing-duration>
    <meta:editing-cycles>8</meta:editing-cycles>
    <meta:generator>LibreOffice/6.0.7.3$Linux_X86_64 LibreOffice_project/00m0$Build-3</meta:generator>
    <meta:document-statistic meta:table-count="1" meta:cell-count="29" meta:object-count="0"/>
  </office:meta>
</office:document-meta>
</file>